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726" officeooo:paragraph-rsid="0005767a"/>
    </style:style>
    <style:style style:name="P2" style:family="paragraph" style:parent-style-name="Standard">
      <style:paragraph-properties fo:text-align="start" style:justify-single-word="false"/>
      <style:text-properties officeooo:rsid="00190726" officeooo:paragraph-rsid="0005767a"/>
    </style:style>
    <style:style style:name="P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90726" officeooo:paragraph-rsid="0005767a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text-align="start" style:justify-single-word="false"/>
      <style:text-properties officeooo:rsid="0005767a" officeooo:paragraph-rsid="0005767a"/>
    </style:style>
    <style:style style:name="T1" style:family="text">
      <style:text-properties officeooo:rsid="0005767a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2</text:span> – Computação Gráfica</text:p>
      <text:p text:style-name="P2">Aluno: Bento Bruno Contarini Gonçalves</text:p>
      <text:p text:style-name="P2">Matrícula: 2311122</text:p>
      <text:p text:style-name="P2"/>
      <text:p text:style-name="P2">Arquivo “<text:span text:style-name="T1">main.cpp”</text:span>:</text:p>
      <text:p text:style-name="P2"/>
      <text:p text:style-name="P3"><text:span text:style-name="T2">#include</text:span><text:span text:style-name="T3"> </text:span><text:span text:style-name="T4">&lt;glad/glad.h&gt;</text:span></text:p>
      <text:p text:style-name="P4"><text:span text:style-name="T2">#include</text:span><text:span text:style-name="T3"> </text:span><text:span text:style-name="T4">&lt;GLFW/glfw3.h&gt;</text:span></text:p>
      <text:p text:style-name="P5"/>
      <text:p text:style-name="P4"><text:span text:style-name="T2">#define</text:span><text:span text:style-name="T3"> GLM_ENABLE_EXPERIMENTAL</text:span></text:p>
      <text:p text:style-name="P5"/>
      <text:p text:style-name="P4"><text:span text:style-name="T2">#include</text:span><text:span text:style-name="T3"> </text:span><text:span text:style-name="T4">"error.h"</text:span></text:p>
      <text:p text:style-name="P4"><text:span text:style-name="T2">#include</text:span><text:span text:style-name="T3"> </text:span><text:span text:style-name="T4">"triangle.h"</text:span></text:p>
      <text:p text:style-name="P4"><text:span text:style-name="T2">#include</text:span><text:span text:style-name="T3"> </text:span><text:span text:style-name="T4">"shader.h"</text:span></text:p>
      <text:p text:style-name="P4"><text:span text:style-name="T2">#include</text:span><text:span text:style-name="T3"> </text:span><text:span text:style-name="T4">"polygon.h"</text:span></text:p>
      <text:p text:style-name="P4"><text:span text:style-name="T2">#include</text:span><text:span text:style-name="T3"> </text:span><text:span text:style-name="T4">"circle.h"</text:span></text:p>
      <text:p text:style-name="P4"><text:span text:style-name="T2">#include</text:span><text:span text:style-name="T3"> </text:span><text:span text:style-name="T4">"line.h"</text:span></text:p>
      <text:p text:style-name="P5"/>
      <text:p text:style-name="P4"><text:span text:style-name="T2">#include</text:span><text:span text:style-name="T3"> </text:span><text:span text:style-name="T4">&lt;chrono&gt;</text:span></text:p>
      <text:p text:style-name="P5"/>
      <text:p text:style-name="P4"><text:span text:style-name="T2">#include</text:span><text:span text:style-name="T3"> </text:span><text:span text:style-name="T4">&lt;stdio.h&gt;</text:span></text:p>
      <text:p text:style-name="P4"><text:span text:style-name="T2">#include</text:span><text:span text:style-name="T3"> </text:span><text:span text:style-name="T4">&lt;stdlib.h&gt;</text:span></text:p>
      <text:p text:style-name="P5"/>
      <text:p text:style-name="P4"><text:span text:style-name="T2">#include</text:span><text:span text:style-name="T3"> </text:span><text:span text:style-name="T4">&lt;glm/glm.hpp&gt;</text:span></text:p>
      <text:p text:style-name="P4"><text:span text:style-name="T2">#include</text:span><text:span text:style-name="T3"> </text:span><text:span text:style-name="T4">&lt;glm/gtc/type_ptr.hpp&gt;</text:span></text:p>
      <text:p text:style-name="P4"><text:span text:style-name="T2">#include</text:span><text:span text:style-name="T3"> </text:span><text:span text:style-name="T4">&lt;glm/ext/matrix_transform.hpp&gt;</text:span></text:p>
      <text:p text:style-name="P4"><text:span text:style-name="T2">#include</text:span><text:span text:style-name="T3"> </text:span><text:span text:style-name="T4">&lt;glm/gtx/string_cast.hpp&gt;</text:span></text:p>
      <text:p text:style-name="P5"/>
      <text:p text:style-name="P4"><text:span text:style-name="T2">#include</text:span><text:span text:style-name="T3"> </text:span><text:span text:style-name="T4">&lt;time.h&gt;</text:span></text:p>
      <text:p text:style-name="P5"/>
      <text:p text:style-name="P4"><text:span text:style-name="T3">static</text:span> <text:span text:style-name="T5">CirclePtr</text:span> <text:span text:style-name="T6">circ</text:span>;</text:p>
      <text:p text:style-name="P4"><text:span text:style-name="T3">static</text:span> <text:span text:style-name="T5">TrianglePtr</text:span> <text:span text:style-name="T6">tri</text:span>;</text:p>
      <text:p text:style-name="P4"><text:span text:style-name="T3">static</text:span> <text:span text:style-name="T5">ShaderPtr</text:span> <text:span text:style-name="T6">shd</text:span>;</text:p>
      <text:p text:style-name="P4"><text:span text:style-name="T3">static</text:span> <text:span text:style-name="T5">PolygonPtr</text:span> <text:span text:style-name="T6">poly</text:span>;</text:p>
      <text:p text:style-name="P4"><text:span text:style-name="T3">static</text:span> <text:span text:style-name="T5">LinePtr</text:span> <text:span text:style-name="T6">line</text:span>;</text:p>
      <text:p text:style-name="P4"><text:span text:style-name="T3">static</text:span> <text:span text:style-name="T5">GLint</text:span> <text:span text:style-name="T6">uModelLoc</text:span> <text:span text:style-name="T7">=</text:span> <text:span text:style-name="T7">-</text:span><text:span text:style-name="T8">1</text:span>;</text:p>
      <text:p text:style-name="P5"/>
      <text:p text:style-name="P4"><text:span text:style-name="T3">static</text:span> <text:span text:style-name="T3">float</text:span> <text:span text:style-name="T6">angSeg</text:span> <text:span text:style-name="T7">=</text:span> <text:span text:style-name="T8">0.0f</text:span>, <text:span text:style-name="T6">angMin</text:span> <text:span text:style-name="T7">=</text:span> <text:span text:style-name="T8">0.0f</text:span>, <text:span text:style-name="T6">angHr</text:span> <text:span text:style-name="T7">=</text:span> <text:span text:style-name="T8">0.0f</text:span>;</text:p>
      <text:p text:style-name="P5"/>
      <text:p text:style-name="P4"><text:span text:style-name="T3">static</text:span> <text:span text:style-name="T3">void</text:span> <text:span text:style-name="T9">error</text:span> (<text:span text:style-name="T3">int</text:span> <text:span text:style-name="T6">code</text:span>, <text:span text:style-name="T3">const</text:span> <text:span text:style-name="T3">char*</text:span> <text:span text:style-name="T6">msg</text:span>)</text:p>
      <text:p text:style-name="P4">{</text:p>
      <text:p text:style-name="P4"><text:span text:style-name="T9">printf</text:span>(<text:span text:style-name="T4">"GLFW error </text:span><text:span text:style-name="T6">%d</text:span><text:span text:style-name="T4">: </text:span><text:span text:style-name="T6">%s</text:span><text:span text:style-name="T10">\n</text:span><text:span text:style-name="T4">"</text:span>, <text:span text:style-name="T6">code</text:span>, <text:span text:style-name="T6">msg</text:span>);</text:p>
      <text:p text:style-name="P4"><text:span text:style-name="T9">glfwTerminate</text:span>();</text:p>
      <text:p text:style-name="P4"><text:span text:style-name="T9">exit</text:span>(<text:span text:style-name="T8">1</text:span>);</text:p>
      <text:p text:style-name="P4">}</text:p>
      <text:p text:style-name="P5"/>
      <text:p text:style-name="P4"><text:span text:style-name="T3">static</text:span> <text:span text:style-name="T3">void</text:span> <text:span text:style-name="T9">keyboard</text:span> (<text:span text:style-name="T5">GLFWwindow</text:span><text:span text:style-name="T3">*</text:span> <text:span text:style-name="T6">window</text:span>, <text:span text:style-name="T3">int</text:span> <text:span text:style-name="T6">key</text:span>, <text:span text:style-name="T3">int</text:span> <text:span text:style-name="T6">scancode</text:span>, <text:span text:style-name="T3">int</text:span> <text:span text:style-name="T6">action</text:span>, <text:span text:style-name="T3">int</text:span> <text:span text:style-name="T6">mods</text:span>)</text:p>
      <text:p text:style-name="P4"><text:soft-page-break/>{</text:p>
      <text:p text:style-name="P4"><text:span text:style-name="T2">if</text:span> (<text:span text:style-name="T6">key</text:span> <text:span text:style-name="T7">==</text:span> <text:span text:style-name="T3">GLFW_KEY_Q</text:span> <text:span text:style-name="T7">&amp;&amp;</text:span> <text:span text:style-name="T6">action</text:span> <text:span text:style-name="T7">==</text:span> <text:span text:style-name="T3">GLFW_PRESS</text:span>)</text:p>
      <text:p text:style-name="P4"><text:span text:style-name="T9">glfwSetWindowShouldClose</text:span>(<text:span text:style-name="T6">window</text:span>, <text:span text:style-name="T3">GLFW_TRUE</text:span>);</text:p>
      <text:p text:style-name="P4">}</text:p>
      <text:p text:style-name="P5"/>
      <text:p text:style-name="P4"><text:span text:style-name="T3">static</text:span> <text:span text:style-name="T3">void</text:span> <text:span text:style-name="T9">resize</text:span> (<text:span text:style-name="T5">GLFWwindow</text:span><text:span text:style-name="T3">*</text:span> <text:span text:style-name="T6">win</text:span>, <text:span text:style-name="T3">int</text:span> <text:span text:style-name="T6">width</text:span>, <text:span text:style-name="T3">int</text:span> <text:span text:style-name="T6">height</text:span>)</text:p>
      <text:p text:style-name="P4">{</text:p>
      <text:p text:style-name="P4"><text:span text:style-name="T3">glViewport</text:span>(<text:span text:style-name="T8">0</text:span>,<text:span text:style-name="T8">0</text:span>,<text:span text:style-name="T6">width</text:span>,<text:span text:style-name="T6">height</text:span>);</text:p>
      <text:p text:style-name="P4">}</text:p>
      <text:p text:style-name="P5"/>
      <text:p text:style-name="P4"><text:span text:style-name="T3">static</text:span> <text:span text:style-name="T3">void</text:span> <text:span text:style-name="T9">initialize</text:span> ()</text:p>
      <text:p text:style-name="P4">{</text:p>
      <text:p text:style-name="P4"><text:span text:style-name="T3">glClearColor</text:span>(<text:span text:style-name="T8">1.0f</text:span>,<text:span text:style-name="T8">1.0f</text:span>,<text:span text:style-name="T8">1.0f</text:span>,<text:span text:style-name="T8">1.0f</text:span>);</text:p>
      <text:p text:style-name="P4"><text:span text:style-name="T6">tri</text:span> <text:span text:style-name="T9">=</text:span> <text:span text:style-name="T5">Triangle</text:span>::<text:span text:style-name="T9">Make</text:span>();</text:p>
      <text:p text:style-name="P4"><text:span text:style-name="T6">shd</text:span> <text:span text:style-name="T9">=</text:span> <text:span text:style-name="T5">Shader</text:span>::<text:span text:style-name="T9">Make</text:span>();</text:p>
      <text:p text:style-name="P4"><text:span text:style-name="T6">poly</text:span> <text:span text:style-name="T9">=</text:span> <text:span text:style-name="T5">Polygon</text:span>::<text:span text:style-name="T9">Make</text:span>();</text:p>
      <text:p text:style-name="P4"><text:span text:style-name="T6">circ</text:span> <text:span text:style-name="T9">=</text:span> <text:span text:style-name="T5">Circle</text:span>::<text:span text:style-name="T9">Make</text:span>(<text:span text:style-name="T8">0.01f</text:span>);</text:p>
      <text:p text:style-name="P4"><text:span text:style-name="T6">line</text:span> <text:span text:style-name="T9">=</text:span> <text:span text:style-name="T5">Line</text:span>::<text:span text:style-name="T9">Make</text:span>();</text:p>
      <text:p text:style-name="P4"><text:span text:style-name="T6">shd</text:span><text:span text:style-name="T9">-&gt;AttachVertexShader</text:span>(<text:span text:style-name="T4">"shaders/vertex.glsl"</text:span>);</text:p>
      <text:p text:style-name="P4"><text:span text:style-name="T6">shd</text:span><text:span text:style-name="T9">-&gt;AttachFragmentShader</text:span>(<text:span text:style-name="T4">"shaders/fragment.glsl"</text:span>);</text:p>
      <text:p text:style-name="P5"/>
      <text:p text:style-name="P6">//inicializar hora</text:p>
      <text:p text:style-name="P4"><text:span text:style-name="T2">using</text:span> <text:span text:style-name="T5">clock</text:span> <text:span text:style-name="T7">=</text:span> <text:span text:style-name="T5">std</text:span>::<text:span text:style-name="T5">chrono</text:span>::<text:span text:style-name="T5">system_clock</text:span>;</text:p>
      <text:p text:style-name="P4"><text:span text:style-name="T3">auto</text:span> <text:span text:style-name="T6">now</text:span> <text:span text:style-name="T7">=</text:span> <text:span text:style-name="T5">clock</text:span>::<text:span text:style-name="T9">now</text:span>();</text:p>
      <text:p text:style-name="P5"/>
      <text:p text:style-name="P4"><text:span text:style-name="T5">std</text:span>::<text:span text:style-name="T5">time_t</text:span> <text:span text:style-name="T6">tt</text:span> <text:span text:style-name="T7">=</text:span> <text:span text:style-name="T5">clock</text:span>::<text:span text:style-name="T9">to_time_t</text:span>(<text:span text:style-name="T6">now</text:span>);</text:p>
      <text:p text:style-name="P4"><text:span text:style-name="T5">std</text:span>::<text:span text:style-name="T5">tm</text:span> <text:span text:style-name="T6">local</text:span> <text:span text:style-name="T7">=</text:span> <text:span text:style-name="T7">*</text:span><text:span text:style-name="T5">std</text:span>::<text:span text:style-name="T9">localtime</text:span>(<text:span text:style-name="T7">&amp;</text:span><text:span text:style-name="T6">tt</text:span>);</text:p>
      <text:p text:style-name="P5"/>
      <text:p text:style-name="P4"><text:span text:style-name="T3">float</text:span> <text:span text:style-name="T6">seg</text:span> <text:span text:style-name="T7">=</text:span> <text:span text:style-name="T6">local</text:span>.<text:span text:style-name="T6">tm_sec</text:span>;</text:p>
      <text:p text:style-name="P4"><text:span text:style-name="T3">float</text:span> <text:span text:style-name="T6">min</text:span> <text:span text:style-name="T7">=</text:span> <text:span text:style-name="T6">local</text:span>.<text:span text:style-name="T6">tm_min</text:span> <text:span text:style-name="T7">+</text:span> <text:span text:style-name="T6">seg</text:span> <text:span text:style-name="T7">/</text:span> <text:span text:style-name="T8">60.0</text:span>;</text:p>
      <text:p text:style-name="P4"><text:span text:style-name="T3">float</text:span> <text:span text:style-name="T6">hr</text:span> <text:span text:style-name="T7">=</text:span> (<text:span text:style-name="T6">local</text:span>.<text:span text:style-name="T6">tm_hour</text:span> <text:span text:style-name="T7">%</text:span> <text:span text:style-name="T8">12</text:span>) <text:span text:style-name="T7">+</text:span> <text:span text:style-name="T6">min</text:span> <text:span text:style-name="T7">/</text:span> <text:span text:style-name="T8">60.0</text:span>;</text:p>
      <text:p text:style-name="P5"/>
      <text:p text:style-name="P4"><text:span text:style-name="T6">angSeg</text:span> <text:span text:style-name="T7">=</text:span> (<text:span text:style-name="T3">M_PI</text:span> <text:span text:style-name="T7">*</text:span> <text:span text:style-name="T8">2.0f</text:span>) <text:span text:style-name="T7">*</text:span> (<text:span text:style-name="T6">seg</text:span> <text:span text:style-name="T7">/</text:span> <text:span text:style-name="T8">60.0f</text:span>);</text:p>
      <text:p text:style-name="P4"><text:span text:style-name="T6">angMin</text:span> <text:span text:style-name="T7">=</text:span> (<text:span text:style-name="T3">M_PI</text:span> <text:span text:style-name="T7">*</text:span> <text:span text:style-name="T8">2.0f</text:span>) <text:span text:style-name="T7">*</text:span> (<text:span text:style-name="T6">min</text:span> <text:span text:style-name="T7">/</text:span> <text:span text:style-name="T8">60.0f</text:span>);</text:p>
      <text:p text:style-name="P4"><text:span text:style-name="T6">angHr</text:span> <text:span text:style-name="T7">=</text:span> (<text:span text:style-name="T3">M_PI</text:span> <text:span text:style-name="T7">*</text:span> <text:span text:style-name="T8">2.0f</text:span>) <text:span text:style-name="T7">*</text:span> (<text:span text:style-name="T6">hr</text:span> <text:span text:style-name="T7">/</text:span> <text:span text:style-name="T8">12.0f</text:span>);</text:p>
      <text:p text:style-name="P5"/>
      <text:p text:style-name="P4"><text:span text:style-name="T6">shd</text:span><text:span text:style-name="T9">-&gt;Link</text:span>();</text:p>
      <text:p text:style-name="P4"><text:span text:style-name="T5">Error</text:span>::<text:span text:style-name="T9">Check</text:span>(<text:span text:style-name="T4">"initialize"</text:span>);</text:p>
      <text:p text:style-name="P4">}</text:p>
      <text:p text:style-name="P5"/>
      <text:p text:style-name="P4"><text:span text:style-name="T3">static</text:span> <text:span text:style-name="T3">void</text:span> <text:span text:style-name="T9">display</text:span> (<text:span text:style-name="T5">GLFWwindow</text:span><text:span text:style-name="T3">*</text:span> <text:span text:style-name="T6">win</text:span>)</text:p>
      <text:p text:style-name="P4">{</text:p>
      <text:p text:style-name="P4"><text:span text:style-name="T3">glClear</text:span>(<text:span text:style-name="T3">GL_COLOR_BUFFER_BIT</text:span> <text:span text:style-name="T7">|</text:span> <text:span text:style-name="T3">GL_DEPTH_BUFFER_BIT</text:span>);</text:p>
      <text:p text:style-name="P4"><text:span text:style-name="T6">shd</text:span><text:span text:style-name="T9">-&gt;UseProgram</text:span>(); </text:p>
      <text:p text:style-name="P5"/>
      <text:p text:style-name="P6">// desenhar o relógio</text:p>
      <text:p text:style-name="P6">// contorno</text:p>
      <text:p text:style-name="P4"><text:soft-page-break/><text:span text:style-name="T5">glm</text:span>::<text:span text:style-name="T5">mat4</text:span> <text:span text:style-name="T6">circRelogio</text:span>(<text:span text:style-name="T8">1.0f</text:span>);</text:p>
      <text:p text:style-name="P4"><text:span text:style-name="T6">circRelogio</text:span> <text:span text:style-name="T9">=</text:span> <text:span text:style-name="T5">glm</text:span>::<text:span text:style-name="T9">scale</text:span>(<text:span text:style-name="T6">circRelogio</text:span>, <text:span text:style-name="T5">glm</text:span>::<text:span text:style-name="T5">vec3</text:span>(<text:span text:style-name="T8">0.93f</text:span>, <text:span text:style-name="T8">0.93f</text:span>, <text:span text:style-name="T8">1.0f</text:span>));</text:p>
      <text:p text:style-name="P4"><text:span text:style-name="T6">shd</text:span><text:span text:style-name="T9">-&gt;SetUniform</text:span>(<text:span text:style-name="T4">"M"</text:span>, <text:span text:style-name="T6">circRelogio</text:span>);</text:p>
      <text:p text:style-name="P4"><text:span text:style-name="T6">circ</text:span><text:span text:style-name="T9">-&gt;Draw</text:span>();</text:p>
      <text:p text:style-name="P5"/>
      <text:p text:style-name="P6">// linha das horas</text:p>
      <text:p text:style-name="P4"><text:span text:style-name="T2">for</text:span> (<text:span text:style-name="T3">int</text:span> <text:span text:style-name="T6">i</text:span> <text:span text:style-name="T7">=</text:span> <text:span text:style-name="T8">0</text:span>; <text:span text:style-name="T6">i</text:span> <text:span text:style-name="T7">&lt;</text:span> <text:span text:style-name="T8">12</text:span>; <text:span text:style-name="T6">i</text:span><text:span text:style-name="T7">++</text:span>)</text:p>
      <text:p text:style-name="P4">{</text:p>
      <text:p text:style-name="P4"><text:span text:style-name="T5">glm</text:span>::<text:span text:style-name="T5">mat4</text:span> <text:span text:style-name="T6">lineRelogio</text:span>(<text:span text:style-name="T8">1.0f</text:span>);</text:p>
      <text:p text:style-name="P4"><text:span text:style-name="T3">float</text:span> <text:span text:style-name="T6">ang</text:span> <text:span text:style-name="T7">=</text:span> (<text:span text:style-name="T6">i</text:span> <text:span text:style-name="T7">/</text:span> <text:span text:style-name="T8">12.0f</text:span>) <text:span text:style-name="T7">*</text:span> (<text:span text:style-name="T3">M_PI</text:span> <text:span text:style-name="T7">*</text:span> <text:span text:style-name="T8">2.0f</text:span>);</text:p>
      <text:p text:style-name="P4"><text:span text:style-name="T6">lineRelogio</text:span> <text:span text:style-name="T9">=</text:span> <text:span text:style-name="T5">glm</text:span>::<text:span text:style-name="T9">rotate</text:span>(<text:span text:style-name="T6">lineRelogio</text:span>, <text:span text:style-name="T6">ang</text:span>, <text:span text:style-name="T5">glm</text:span>::<text:span text:style-name="T5">vec3</text:span>(<text:span text:style-name="T8">0</text:span>, <text:span text:style-name="T8">0</text:span>, <text:span text:style-name="T8">1</text:span>));</text:p>
      <text:p text:style-name="P4"><text:span text:style-name="T6">lineRelogio</text:span> <text:span text:style-name="T9">=</text:span> <text:span text:style-name="T5">glm</text:span>::<text:span text:style-name="T9">translate</text:span>(<text:span text:style-name="T6">lineRelogio</text:span>, <text:span text:style-name="T5">glm</text:span>::<text:span text:style-name="T5">vec3</text:span>(<text:span text:style-name="T8">0.7f</text:span>, <text:span text:style-name="T8">0.0f</text:span>, <text:span text:style-name="T8">0.0f</text:span>));</text:p>
      <text:p text:style-name="P4"><text:span text:style-name="T6">lineRelogio</text:span> <text:span text:style-name="T9">=</text:span> <text:span text:style-name="T5">glm</text:span>::<text:span text:style-name="T9">scale</text:span>(<text:span text:style-name="T6">lineRelogio</text:span>, <text:span text:style-name="T5">glm</text:span>::<text:span text:style-name="T5">vec3</text:span>(<text:span text:style-name="T8">0.45f</text:span>, <text:span text:style-name="T8">2.0f</text:span>, <text:span text:style-name="T8">1.0f</text:span>));</text:p>
      <text:p text:style-name="P4"><text:span text:style-name="T6">shd</text:span><text:span text:style-name="T9">-&gt;SetUniform</text:span>(<text:span text:style-name="T4">"M"</text:span>, <text:span text:style-name="T6">lineRelogio</text:span>);</text:p>
      <text:p text:style-name="P4"><text:span text:style-name="T6">line</text:span><text:span text:style-name="T9">-&gt;Draw</text:span>();</text:p>
      <text:p text:style-name="P4">}</text:p>
      <text:p text:style-name="P4"><text:span text:style-name="T5">Error</text:span>::<text:span text:style-name="T9">Check</text:span>(<text:span text:style-name="T4">"display"</text:span>);</text:p>
      <text:p text:style-name="P4">}</text:p>
      <text:p text:style-name="P5"/>
      <text:p text:style-name="P4"><text:span text:style-name="T3">void</text:span> <text:span text:style-name="T9">update</text:span>(<text:span text:style-name="T3">float</text:span> <text:span text:style-name="T6">dt</text:span>)</text:p>
      <text:p text:style-name="P4">{</text:p>
      <text:p text:style-name="P4"><text:span text:style-name="T6">angSeg</text:span> <text:span text:style-name="T7">+=</text:span> ((<text:span text:style-name="T3">M_PI</text:span> <text:span text:style-name="T7">*</text:span> <text:span text:style-name="T8">2.0f</text:span>) <text:span text:style-name="T7">/</text:span> <text:span text:style-name="T8">60.0</text:span>) <text:span text:style-name="T7">*</text:span> <text:span text:style-name="T6">dt</text:span>;</text:p>
      <text:p text:style-name="P4"><text:span text:style-name="T6">angMin</text:span> <text:span text:style-name="T7">+=</text:span> (<text:span text:style-name="T3">M_PI</text:span> <text:span text:style-name="T7">*</text:span> <text:span text:style-name="T8">2.0f</text:span>) <text:span text:style-name="T7">/</text:span> (<text:span text:style-name="T8">60.0</text:span> <text:span text:style-name="T7">*</text:span> <text:span text:style-name="T8">60.0</text:span>) <text:span text:style-name="T7">*</text:span> <text:span text:style-name="T6">dt</text:span>;</text:p>
      <text:p text:style-name="P4"><text:span text:style-name="T6">angHr</text:span> <text:span text:style-name="T7">+=</text:span> (<text:span text:style-name="T3">M_PI</text:span> <text:span text:style-name="T7">*</text:span> <text:span text:style-name="T8">2.0f</text:span>) <text:span text:style-name="T7">/</text:span> (<text:span text:style-name="T8">12.0</text:span> <text:span text:style-name="T7">*</text:span> <text:span text:style-name="T8">60.0</text:span> <text:span text:style-name="T7">*</text:span> <text:span text:style-name="T8">60.0</text:span>) <text:span text:style-name="T7">*</text:span> <text:span text:style-name="T6">dt</text:span>;</text:p>
      <text:p text:style-name="P5"/>
      <text:p text:style-name="P4"><text:span text:style-name="T5">glm</text:span>::<text:span text:style-name="T5">mat4</text:span> <text:span text:style-name="T6">M</text:span>(<text:span text:style-name="T8">1.0f</text:span>);</text:p>
      <text:p text:style-name="P5"/>
      <text:p text:style-name="P4"><text:span text:style-name="T5">glm</text:span>::<text:span text:style-name="T5">mat4</text:span> <text:span text:style-name="T6">Mhr</text:span> <text:span text:style-name="T7">=</text:span> <text:span text:style-name="T5">glm</text:span>::<text:span text:style-name="T9">rotate</text:span>(<text:span text:style-name="T6">M</text:span>, (<text:span text:style-name="T3">float</text:span>) <text:span text:style-name="T3">M_PI_2</text:span> <text:span text:style-name="T7">-</text:span><text:span text:style-name="T6">angHr</text:span>, <text:span text:style-name="T5">glm</text:span>::<text:span text:style-name="T5">vec3</text:span>(<text:span text:style-name="T8">0</text:span>,<text:span text:style-name="T8">0</text:span>,<text:span text:style-name="T8">1</text:span>));</text:p>
      <text:p text:style-name="P4"><text:span text:style-name="T5">glm</text:span>::<text:span text:style-name="T5">mat4</text:span> <text:span text:style-name="T6">Mmin</text:span> <text:span text:style-name="T7">=</text:span> <text:span text:style-name="T5">glm</text:span>::<text:span text:style-name="T9">rotate</text:span>(<text:span text:style-name="T6">M</text:span>, (<text:span text:style-name="T3">float</text:span>) <text:span text:style-name="T3">M_PI_2</text:span> <text:span text:style-name="T7">-</text:span><text:span text:style-name="T6">angMin</text:span>, <text:span text:style-name="T5">glm</text:span>::<text:span text:style-name="T5">vec3</text:span>(<text:span text:style-name="T8">0</text:span>,<text:span text:style-name="T8">0</text:span>,<text:span text:style-name="T8">1</text:span>));</text:p>
      <text:p text:style-name="P4"><text:span text:style-name="T5">glm</text:span>::<text:span text:style-name="T5">mat4</text:span> <text:span text:style-name="T6">Mseg</text:span> <text:span text:style-name="T7">=</text:span> <text:span text:style-name="T5">glm</text:span>::<text:span text:style-name="T9">rotate</text:span>(<text:span text:style-name="T6">M</text:span>, (<text:span text:style-name="T3">float</text:span>) <text:span text:style-name="T3">M_PI_2</text:span> <text:span text:style-name="T7">-</text:span><text:span text:style-name="T6">angSeg</text:span>, <text:span text:style-name="T5">glm</text:span>::<text:span text:style-name="T5">vec3</text:span>(<text:span text:style-name="T8">0</text:span>,<text:span text:style-name="T8">0</text:span>,<text:span text:style-name="T8">1</text:span>));</text:p>
      <text:p text:style-name="P5"/>
      <text:p text:style-name="P4"><text:span text:style-name="T6">Mhr</text:span> <text:span text:style-name="T9">=</text:span> <text:span text:style-name="T5">glm</text:span>::<text:span text:style-name="T9">scale</text:span>(<text:span text:style-name="T6">Mhr</text:span>, <text:span text:style-name="T5">glm</text:span>::<text:span text:style-name="T5">vec3</text:span>(<text:span text:style-name="T8">0.9f</text:span>, <text:span text:style-name="T8">4.0f</text:span>, <text:span text:style-name="T8">1.0f</text:span>)); </text:p>
      <text:p text:style-name="P4"><text:span text:style-name="T6">Mmin</text:span> <text:span text:style-name="T9">=</text:span> <text:span text:style-name="T5">glm</text:span>::<text:span text:style-name="T9">scale</text:span>(<text:span text:style-name="T6">Mmin</text:span>, <text:span text:style-name="T5">glm</text:span>::<text:span text:style-name="T5">vec3</text:span>(<text:span text:style-name="T8">1.3f</text:span>, <text:span text:style-name="T8">2.5f</text:span>, <text:span text:style-name="T8">1.0f</text:span>));</text:p>
      <text:p text:style-name="P4"><text:span text:style-name="T6">Mseg</text:span> <text:span text:style-name="T9">=</text:span> <text:span text:style-name="T5">glm</text:span>::<text:span text:style-name="T9">scale</text:span>(<text:span text:style-name="T6">Mseg</text:span>, <text:span text:style-name="T5">glm</text:span>::<text:span text:style-name="T5">vec3</text:span>(<text:span text:style-name="T8">1.50f</text:span>, <text:span text:style-name="T8">0.90f</text:span>, <text:span text:style-name="T8">1.0f</text:span>));</text:p>
      <text:p text:style-name="P5"/>
      <text:p text:style-name="P4"><text:span text:style-name="T6">shd</text:span><text:span text:style-name="T9">-&gt;SetUniform</text:span>(<text:span text:style-name="T4">"M"</text:span>, <text:span text:style-name="T6">Mseg</text:span>);</text:p>
      <text:p text:style-name="P4"><text:span text:style-name="T6">shd</text:span><text:span text:style-name="T9">-&gt;SetUniform</text:span>(<text:span text:style-name="T4">"icolor"</text:span>, <text:span text:style-name="T5">glm</text:span>::<text:span text:style-name="T5">vec4</text:span>(<text:span text:style-name="T8">1.0f</text:span>, <text:span text:style-name="T8">0.0f</text:span>, <text:span text:style-name="T8">0.0f</text:span>, <text:span text:style-name="T8">1.0f</text:span>));</text:p>
      <text:p text:style-name="P4"><text:span text:style-name="T6">line</text:span><text:span text:style-name="T9">-&gt;Draw</text:span>();</text:p>
      <text:p text:style-name="P5"/>
      <text:p text:style-name="P4"><text:span text:style-name="T6">shd</text:span><text:span text:style-name="T9">-&gt;SetUniform</text:span>(<text:span text:style-name="T4">"M"</text:span>, <text:span text:style-name="T6">Mmin</text:span>);</text:p>
      <text:p text:style-name="P4"><text:span text:style-name="T6">shd</text:span><text:span text:style-name="T9">-&gt;SetUniform</text:span>(<text:span text:style-name="T4">"icolor"</text:span>, <text:span text:style-name="T5">glm</text:span>::<text:span text:style-name="T5">vec4</text:span>(<text:span text:style-name="T8">0.7f</text:span>, <text:span text:style-name="T8">0.7f</text:span>, <text:span text:style-name="T8">0.7f</text:span>, <text:span text:style-name="T8">1.0f</text:span>));</text:p>
      <text:p text:style-name="P4"><text:span text:style-name="T6">line</text:span><text:span text:style-name="T9">-&gt;Draw</text:span>();</text:p>
      <text:p text:style-name="P5"/>
      <text:p text:style-name="P4"><text:span text:style-name="T6">shd</text:span><text:span text:style-name="T9">-&gt;SetUniform</text:span>(<text:span text:style-name="T4">"M"</text:span>, <text:span text:style-name="T6">Mhr</text:span>);</text:p>
      <text:p text:style-name="P4"><text:span text:style-name="T6">shd</text:span><text:span text:style-name="T9">-&gt;SetUniform</text:span>(<text:span text:style-name="T4">"icolor"</text:span>, <text:span text:style-name="T5">glm</text:span>::<text:span text:style-name="T5">vec4</text:span>(<text:span text:style-name="T8">0.0f</text:span>, <text:span text:style-name="T8">0.0f</text:span>, <text:span text:style-name="T8">0.0f</text:span>, <text:span text:style-name="T8">1.0f</text:span>));</text:p>
      <text:p text:style-name="P4"><text:span text:style-name="T6">line</text:span><text:span text:style-name="T9">-&gt;Draw</text:span>();</text:p>
      <text:p text:style-name="P4">}</text:p>
      <text:p text:style-name="P5"><text:soft-page-break/></text:p>
      <text:p text:style-name="P4"><text:span text:style-name="T3">int</text:span> <text:span text:style-name="T9">main</text:span> ()</text:p>
      <text:p text:style-name="P4">{</text:p>
      <text:p text:style-name="P4"><text:span text:style-name="T9">glfwInit</text:span>();</text:p>
      <text:p text:style-name="P4"><text:span text:style-name="T9">glfwWindowHint</text:span>(<text:span text:style-name="T3">GLFW_CONTEXT_VERSION_MAJOR</text:span>,<text:span text:style-name="T8">4</text:span>);</text:p>
      <text:p text:style-name="P4"><text:span text:style-name="T9">glfwWindowHint</text:span>(<text:span text:style-name="T3">GLFW_CONTEXT_VERSION_MINOR</text:span>,<text:span text:style-name="T8">1</text:span>);</text:p>
      <text:p text:style-name="P4"><text:span text:style-name="T9">glfwWindowHint</text:span>(<text:span text:style-name="T3">GLFW_OPENGL_PROFILE</text:span>,<text:span text:style-name="T3">GLFW_OPENGL_CORE_PROFILE</text:span>);</text:p>
      <text:p text:style-name="P4"><text:span text:style-name="T9">glfwWindowHint</text:span>(<text:span text:style-name="T3">GLFW_OPENGL_FORWARD_COMPAT</text:span>,<text:span text:style-name="T3">GL_TRUE</text:span>);<text:span text:style-name="T11"> // required for mac os</text:span></text:p>
      <text:p text:style-name="P6">//glfwWindowHint(GLFW_COCOA_RETINA_FRAMEBUFFER,GLFW_TRUE); // option for mac os</text:p>
      <text:p text:style-name="P5"/>
      <text:p text:style-name="P4"><text:span text:style-name="T9">glfwSetErrorCallback</text:span>(<text:span text:style-name="T9">error</text:span>);</text:p>
      <text:p text:style-name="P5"/>
      <text:p text:style-name="P4"><text:span text:style-name="T5">GLFWwindow</text:span><text:span text:style-name="T7">*</text:span> <text:span text:style-name="T6">win</text:span> <text:span text:style-name="T7">=</text:span> <text:span text:style-name="T9">glfwCreateWindow</text:span>(<text:span text:style-name="T8">600</text:span>,<text:span text:style-name="T8">400</text:span>,<text:span text:style-name="T4">"Relogio teste"</text:span>,<text:span text:style-name="T3">nullptr</text:span>,<text:span text:style-name="T3">nullptr</text:span>);</text:p>
      <text:p text:style-name="P4"><text:span text:style-name="T9">glfwSetFramebufferSizeCallback</text:span>(<text:span text:style-name="T6">win</text:span>, <text:span text:style-name="T9">resize</text:span>);<text:span text:style-name="T11"> // resize callback</text:span></text:p>
      <text:p text:style-name="P4"><text:span text:style-name="T9">glfwSetKeyCallback</text:span>(<text:span text:style-name="T6">win</text:span>, <text:span text:style-name="T9">keyboard</text:span>);<text:span text:style-name="T11"> // keyboard callback</text:span></text:p>
      <text:p text:style-name="P4"><text:span text:style-name="T9">glfwMakeContextCurrent</text:span>(<text:span text:style-name="T6">win</text:span>);</text:p>
      <text:p text:style-name="P5"/>
      <text:p text:style-name="P4"><text:span text:style-name="T2">if</text:span> (<text:span text:style-name="T7">!</text:span><text:span text:style-name="T9">gladLoadGLLoader</text:span>((<text:span text:style-name="T5">GLADloadproc</text:span>)<text:span text:style-name="T9">glfwGetProcAddress</text:span>)) </text:p>
      <text:p text:style-name="P4">{</text:p>
      <text:p text:style-name="P4"><text:span text:style-name="T9">printf</text:span>(<text:span text:style-name="T4">"Failed to initialize GLAD OpenGL context</text:span><text:span text:style-name="T10">\n</text:span><text:span text:style-name="T4">"</text:span>);</text:p>
      <text:p text:style-name="P4"><text:span text:style-name="T9">exit</text:span>(<text:span text:style-name="T8">1</text:span>);</text:p>
      <text:p text:style-name="P4">}</text:p>
      <text:p text:style-name="P5"/>
      <text:p text:style-name="P4"><text:span text:style-name="T9">printf</text:span>(<text:span text:style-name="T4">"OpenGL version: </text:span><text:span text:style-name="T6">%s</text:span><text:span text:style-name="T10">\n</text:span><text:span text:style-name="T4">"</text:span>, <text:span text:style-name="T3">glGetString</text:span>(<text:span text:style-name="T3">GL_VERSION</text:span>));</text:p>
      <text:p text:style-name="P5"/>
      <text:p text:style-name="P4"><text:span text:style-name="T9">initialize</text:span>();</text:p>
      <text:p text:style-name="P5"/>
      <text:p text:style-name="P4"><text:span text:style-name="T3">double</text:span> <text:span text:style-name="T6">t0</text:span> <text:span text:style-name="T7">=</text:span> <text:span text:style-name="T9">glfwGetTime</text:span>();</text:p>
      <text:p text:style-name="P4"><text:span text:style-name="T3">double</text:span> <text:span text:style-name="T6">t</text:span>;</text:p>
      <text:p text:style-name="P4"><text:span text:style-name="T2">while</text:span>(<text:span text:style-name="T7">!</text:span><text:span text:style-name="T9">glfwWindowShouldClose</text:span>(<text:span text:style-name="T6">win</text:span>)) {</text:p>
      <text:p text:style-name="P4"><text:span text:style-name="T6">t</text:span> <text:span text:style-name="T7">=</text:span> <text:span text:style-name="T9">glfwGetTime</text:span>();</text:p>
      <text:p text:style-name="P4"><text:span text:style-name="T9">display</text:span>(<text:span text:style-name="T6">win</text:span>);</text:p>
      <text:p text:style-name="P4"><text:span text:style-name="T9">update</text:span>(<text:span text:style-name="T6">t</text:span><text:span text:style-name="T7">-</text:span><text:span text:style-name="T6">t0</text:span>);</text:p>
      <text:p text:style-name="P4"><text:span text:style-name="T6">t0</text:span> <text:span text:style-name="T7">=</text:span> <text:span text:style-name="T6">t</text:span>;</text:p>
      <text:p text:style-name="P4"><text:span text:style-name="T9">glfwSwapBuffers</text:span>(<text:span text:style-name="T6">win</text:span>);</text:p>
      <text:p text:style-name="P4"><text:span text:style-name="T9">glfwPollEvents</text:span>();</text:p>
      <text:p text:style-name="P4">}</text:p>
      <text:p text:style-name="P4"><text:span text:style-name="T9">glfwTerminate</text:span>();</text:p>
      <text:p text:style-name="P4"><text:span text:style-name="T2">return</text:span> <text:span text:style-name="T8">0</text:span>;</text:p>
      <text:p text:style-name="P4">}</text:p>
      <text:p text:style-name="P7"/>
      <text:p text:style-name="P8">Tudo aparenta estar funcionando como devido, o video seguirá em anexo. Pode haver uma certa distorçao de proporção, devido a tela do meu laptop ser larga, porém não muito al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20:35:29.303468390</meta:creation-date>
    <dc:date>2025-09-18T20:37:28.413755403</dc:date>
    <meta:editing-duration>PT2M</meta:editing-duration>
    <meta:editing-cycles>1</meta:editing-cycles>
    <meta:document-statistic meta:table-count="0" meta:image-count="0" meta:object-count="0" meta:page-count="4" meta:paragraph-count="146" meta:word-count="516" meta:character-count="4418" meta:non-whitespace-character-count="4044"/>
    <meta:generator>LibreOffice/25.2.6.2$Linux_X86_64 LibreOffice_project/520$Build-2</meta:generator>
  </office:meta>
</office:document-meta>
</file>